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065CEF80E855A645286.png" manifest:media-type="image/png"/>
  <manifest:file-entry manifest:full-path="Pictures/100002010000019000000190444AC5A0E84290EF.png" manifest:media-type="image/png"/>
  <manifest:file-entry manifest:full-path="Pictures/10000201000004B000000384968C0126D4EDED7C.png" manifest:media-type="image/png"/>
  <manifest:file-entry manifest:full-path="Pictures/10000201000004B000000276B310D2AA856349D0.png" manifest:media-type="image/png"/>
  <manifest:file-entry manifest:full-path="Pictures/10000201000003A7000001B91E6461D6A1BA72FE.png" manifest:media-type="image/png"/>
  <manifest:file-entry manifest:full-path="Pictures/10000201000003D800000276030CC3287F2C38AB.png" manifest:media-type="image/png"/>
  <manifest:file-entry manifest:full-path="Pictures/10000201000001A5000001BED5FC758F03B577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tserrat SemiBold1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1.636cm"/>
      <style:paragraph-properties style:writing-mode="lr-tb"/>
    </style:style>
    <style:style style:name="pr2" style:family="presentation" style:parent-style-name="Default-title">
      <style:graphic-properties draw:fill="solid" draw:fill-color="#cc0000" fo:min-height="4.133cm"/>
      <style:paragraph-properties style:writing-mode="lr-tb"/>
    </style:style>
    <style:style style:name="pr3" style:family="presentation" style:parent-style-name="Default-title">
      <style:graphic-properties draw:fill="solid" draw:fill-color="#cc0000" fo:min-height="0.945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draw:auto-grow-height="true" fo:min-height="1.969cm"/>
      <style:paragraph-properties style:writing-mode="lr-tb"/>
    </style:style>
    <style:style style:name="pr6" style:family="presentation" style:parent-style-name="Default-title">
      <style:graphic-properties fo:min-height="2.363cm"/>
      <style:paragraph-properties style:writing-mode="lr-tb"/>
    </style:style>
    <style:style style:name="pr7" style:family="presentation" style:parent-style-name="Default-title">
      <style:graphic-properties fo:min-height="1.575cm"/>
      <style:paragraph-properties style:writing-mode="lr-tb"/>
    </style:style>
    <style:style style:name="pr8" style:family="presentation" style:parent-style-name="Default-title">
      <style:graphic-properties fo:min-height="1.89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0000" fo:font-size="33pt" style:font-size-asian="33pt" style:font-size-complex="33pt"/>
    </style:style>
    <style:style style:name="P3" style:family="paragraph">
      <loext:graphic-properties draw:fill="solid" draw:fill-color="#cc0000"/>
      <style:paragraph-properties fo:text-align="center" style:writing-mode="lr-tb"/>
      <style:text-properties fo:color="#ffffff" fo:font-size="44pt" fo:background-color="transparent" style:font-size-asian="44pt" style:font-size-complex="4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cc0000"/>
      <style:paragraph-properties fo:text-align="center" style:writing-mode="lr-tb"/>
      <style:text-properties fo:color="#ffffff" fo:font-size="22pt" fo:background-color="transparent" style:font-size-asian="22pt" style:font-size-complex="2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size="33pt" style:font-size-asian="33pt" style:font-size-complex="33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font-size="55pt" style:font-size-asian="55pt" style:font-size-complex="55pt"/>
    </style:style>
    <style:style style:name="P11" style:family="paragraph">
      <style:paragraph-properties fo:text-align="center" style:writing-mode="lr-tb"/>
      <style:text-properties fo:color="#999999" fo:font-size="33pt" style:font-size-asian="33pt" style:font-size-complex="33pt"/>
    </style:style>
    <style:style style:name="P12" style:family="paragraph">
      <style:paragraph-properties fo:text-align="start"/>
    </style:style>
    <style:style style:name="P13" style:family="paragraph">
      <style:paragraph-properties fo:text-align="start" style:writing-mode="lr-tb"/>
      <style:text-properties style:font-name="Montserrat SemiBold1" fo:font-size="44pt" fo:font-weight="normal" style:font-size-asian="44pt" style:font-weight-asian="normal" style:font-size-complex="44pt" style:font-weight-complex="normal"/>
    </style:style>
    <style:style style:name="T1" style:family="text">
      <style:text-properties fo:color="#000000" fo:font-size="33pt" style:font-size-asian="33pt" style:font-size-complex="33pt"/>
    </style:style>
    <style:style style:name="T2" style:family="text">
      <style:text-properties fo:color="#ffffff" fo:font-size="44pt" fo:background-color="transparent" style:font-size-asian="44pt" style:font-size-complex="44pt"/>
    </style:style>
    <style:style style:name="T3" style:family="text">
      <style:text-properties fo:color="#ffffff" fo:font-size="33pt" fo:background-color="transparent" style:font-size-asian="33pt" style:font-size-complex="33pt"/>
    </style:style>
    <style:style style:name="T4" style:family="text">
      <style:text-properties fo:color="#ffffff" fo:font-size="22pt" fo:background-color="transparent" style:font-size-asian="22pt" style:font-size-complex="22pt"/>
    </style:style>
    <style:style style:name="T5" style:family="text">
      <style:text-properties fo:font-size="33pt" style:font-size-asian="33pt" style:font-size-complex="33pt"/>
    </style:style>
    <style:style style:name="T6" style:family="text">
      <style:text-properties fo:font-size="55pt" style:font-size-asian="55pt" style:font-size-complex="55pt"/>
    </style:style>
    <style:style style:name="T7" style:family="text">
      <style:text-properties fo:color="#999999" fo:font-size="33pt" style:font-size-asian="33pt" style:font-size-complex="33pt"/>
    </style:style>
    <style:style style:name="T8" style:family="text">
      <style:text-properties style:font-name="Montserrat SemiBold1"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1.636cm" svg:x="0cm" svg:y="0.136cm" presentation:class="title" presentation:user-transformed="true">
          <draw:text-box>
            <text:p text:style-name="P1"><text:span text:style-name="T1">Ozone Development </text:span><text:span text:style-name="T1">1.</text:span></text:p>
          </draw:text-box>
        </draw:frame>
        <draw:frame presentation:style-name="pr2" draw:text-style-name="P3" draw:layer="layout" svg:width="28cm" svg:height="4.133cm" svg:x="0cm" svg:y="11.815cm" presentation:class="title" presentation:user-transformed="true">
          <draw:text-box>
            <text:p text:style-name="P1"><text:span text:style-name="T2">Project </text:span><text:span text:style-name="T2">structure</text:span><text:span text:style-name="T2"><text:line-break/></text:span><text:span text:style-name="T3">Quick view of </text:span><text:span text:style-name="T3">Ozone </text:span><text:span text:style-name="T3">subprojects </text:span></text:p>
          </draw:text-box>
        </draw:frame>
        <draw:frame draw:style-name="gr1" draw:text-style-name="P4" draw:layer="layout" svg:width="9.172cm" svg:height="9.716cm" svg:x="9.352cm" svg:y="1.704cm">
          <draw:image xlink:href="Pictures/10000201000001A5000001BED5FC758F03B577C9.png" xlink:type="simple" xlink:show="embed" xlink:actuate="onLoad" loext:mime-type="image/png">
            <text:p/>
          </draw:image>
        </draw:frame>
        <draw:frame presentation:style-name="pr3" draw:text-style-name="P5" draw:layer="layout" svg:width="13.793cm" svg:height="0.945cm" draw:transform="rotate (-0.785398163397449) translate (20.7cm -2.152cm)" presentation:class="title" presentation:user-transformed="true">
          <draw:text-box>
            <text:p text:style-name="P1"><text:span text:style-name="T4">for Developer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33.602cm" svg:height="1.969cm" svg:x="0.431cm" svg:y="0cm" presentation:class="title" presentation:user-transformed="true">
          <draw:text-box>
            <text:p><text:span text:style-name="T5">Ozone Layers</text:span></text:p>
          </draw:text-box>
        </draw:frame>
        <draw:frame draw:style-name="gr1" draw:text-style-name="P4" draw:layer="layout" svg:width="19.99cm" svg:height="12.799cm" svg:x="4.092cm" svg:y="2.362cm">
          <draw:image xlink:href="Pictures/10000201000003D800000276030CC3287F2C38A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3" draw:text-style-name="P9" draw:layer="layout" svg:width="19.367cm" svg:height="9.134cm" svg:x="2.8cm" svg:y="3.833cm" presentation:class="graphic" presentation:user-transformed="true">
          <draw:image xlink:href="Pictures/10000201000003A7000001B91E6461D6A1BA72FE.png" xlink:type="simple" xlink:show="embed" xlink:actuate="onLoad" loext:mime-type="image/png">
            <text:p/>
          </draw:image>
        </draw:frame>
        <draw:frame presentation:style-name="pr5" draw:text-style-name="P7" draw:layer="layout" svg:width="33.602cm" svg:height="1.969cm" svg:x="0.431cm" svg:y="0.001cm" presentation:class="title" presentation:user-transformed="true">
          <draw:text-box>
            <text:p><text:span text:style-name="T5">Ozone </text:span><text:span text:style-name="T5">components (full </text:span><text:span text:style-name="T5">picture)</text:span></text:p>
          </draw:text-box>
        </draw:frame>
        <draw:frame draw:style-name="gr1" draw:text-style-name="P4" draw:layer="layout" svg:width="22.186cm" svg:height="10.464cm" svg:x="2.369cm" svg:y="3.122cm">
          <draw:image xlink:href="Pictures/10000201000003A7000001B91E6461D6A1BA72F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23.694cm" svg:height="2.363cm" svg:x="2.154cm" svg:y="11.223cm" presentation:class="title" presentation:user-transformed="true">
          <draw:text-box>
            <text:p text:style-name="P1"><text:span text:style-name="T6">Apache </text:span><text:span text:style-name="T6">Hadoop </text:span><text:span text:style-name="T6">Ozone</text:span></text:p>
          </draw:text-box>
        </draw:frame>
        <draw:frame presentation:style-name="pr7" draw:text-style-name="P11" draw:layer="layout" svg:width="19.601cm" svg:height="1.575cm" svg:x="4.308cm" svg:y="13.389cm" presentation:class="title" presentation:user-transformed="true">
          <draw:text-box>
            <text:p text:style-name="P1"><text:span text:style-name="T7">hadoop.apache.o</text:span><text:span text:style-name="T7">rg/ozone</text:span></text:p>
          </draw:text-box>
        </draw:frame>
        <draw:frame presentation:style-name="pr8" draw:text-style-name="P13" draw:layer="layout" svg:width="10.77cm" svg:height="1.893cm" svg:x="16.801cm" svg:y="4.998cm" presentation:class="title" presentation:user-transformed="true">
          <draw:text-box>
            <text:p text:style-name="P12"><text:span text:style-name="T8">Hadoop FS</text:span></text:p>
          </draw:text-box>
        </draw:frame>
        <draw:frame presentation:style-name="pr8" draw:text-style-name="P13" draw:layer="layout" svg:width="10.77cm" svg:height="1.893cm" svg:x="16.801cm" svg:y="7.876cm" presentation:class="title" presentation:user-transformed="true">
          <draw:text-box>
            <text:p text:style-name="P12"><text:span text:style-name="T8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loext:mime-type="image/png">
            <text:p/>
          </draw:image>
        </draw:frame>
        <draw:frame presentation:style-name="pr8" draw:text-style-name="P13" draw:layer="layout" svg:width="10.77cm" svg:height="1.893cm" svg:x="16.801cm" svg:y="2.045cm" presentation:class="title" presentation:user-transformed="true">
          <draw:text-box>
            <text:p text:style-name="P12"><text:span text:style-name="T8">S3 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D5FC758F03B577C9.png" xlink:type="simple" xlink:show="embed" xlink:actuate="onLoad" loext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loext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loext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CEF80E855A64528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tserrat SemiBold1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Open Sans1" fo:font-family="'Ope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Open Sans1" fo:font-family="'Ope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Montserrat SemiBold1" fo:font-family="'Montserrat SemiBold'" style:font-pitch="variable" fo:font-size="44pt" fo:letter-spacing="0.028cm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33.602cm" svg:height="1.969cm" svg:x="2.154cm" svg:y="1.18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3.692cm" svg:height="9.134cm" svg:x="2.156cm" svg:y="4.13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89cm" svg:x="0cm" svg:y="15.16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477cm" svg:y="14.6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1.477cm" svg:y="14.66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3T11:34:02.777354519</meta:creation-date>
    <dc:date>2020-06-29T13:15:39.237992982</dc:date>
    <meta:editing-duration>P3DT15H18M31S</meta:editing-duration>
    <meta:editing-cycles>33</meta:editing-cycles>
    <meta:generator>LibreOffice/6.4.3.2$Linux_X86_64 LibreOffice_project/40$Build-2</meta:generator>
    <meta:document-statistic meta:object-count="48"/>
  </office:meta>
</office:document-meta>
</file>